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936.34</text:p>
          </table:table-cell>
          <table:table-cell table:number-columns-repeated="1012"/>
        </table:table-row>
        <table:table-row table:style-name="ro1" table:number-rows-repeated="163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 style:data-style-name="N2" text:time-value="18:28:42.9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5T18:29:48.459000000</dc:date>
    <meta:editing-duration>P1DT23H39M6S</meta:editing-duration>
    <meta:editing-cycles>1004</meta:editing-cycles>
    <meta:document-statistic meta:table-count="2" meta:cell-count="1655" meta:object-count="0"/>
  </office:meta>
</office:document-meta>
</file>